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8pt" style:text-underline-style="none" fo:font-weight="bold" style:font-size-asian="8pt" style:font-weight-asian="bold" style:font-size-complex="8pt" style:font-weight-complex="bold"/>
    </style:style>
    <style:style style:name="P2" style:family="paragraph" style:parent-style-name="Standard">
      <style:text-properties style:font-name="Liberation Serif" fo:font-size="8pt" style:text-underline-style="none" fo:font-weight="normal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line-height="200%"/>
      <style:text-properties style:font-name="Liberation Serif" fo:font-size="8pt" style:text-underline-style="none" fo:font-weight="normal" style:font-size-asian="8pt" style:font-weight-asian="normal" style:font-size-complex="8pt" style:font-weight-complex="normal"/>
    </style:style>
    <style:style style:name="P4" style:family="paragraph" style:parent-style-name="Standard">
      <style:text-properties style:font-name="Liberation Serif" fo:font-size="8pt" fo:font-weight="bold" style:font-size-asian="8pt" style:font-weight-asian="bold" style:font-size-complex="8pt" style:font-weight-complex="bold"/>
    </style:style>
    <style:style style:name="P5" style:family="paragraph" style:parent-style-name="Standard">
      <style:text-properties style:font-name="Liberation Serif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6" style:family="paragraph" style:parent-style-name="Standard">
      <style:text-properties style:font-name="Liberation Serif" fo:font-size="8pt" fo:font-style="italic" style:text-underline-style="solid" style:text-underline-width="auto" style:text-underline-color="font-color" fo:font-weight="bold" style:font-size-asian="8pt" style:font-style-asian="italic" style:font-weight-asian="bold" style:font-size-complex="8pt" style:font-style-complex="italic" style:font-weight-complex="bold"/>
    </style:style>
    <style:style style:name="P7" style:family="paragraph" style:parent-style-name="Standard">
      <style:text-properties style:font-name="Liberation Serif" fo:font-size="8pt" fo:font-style="italic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P8" style:family="paragraph" style:parent-style-name="Standard">
      <style:text-properties style:font-name="Liberation Serif" fo:font-size="8pt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P9" style:family="paragraph" style:parent-style-name="Standard">
      <style:text-properties style:font-name="Liberation Serif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10" style:family="paragraph" style:parent-style-name="Standard">
      <style:text-properties style:font-name="Liberation Serif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1" style:family="paragraph" style:parent-style-name="Standard">
      <style:text-properties style:font-name="Liberation Serif" fo:font-size="10pt" style:text-underline-style="none" fo:font-weight="bold" style:font-size-asian="10pt" style:font-weight-asian="bold" style:font-size-complex="10pt" style:font-weight-complex="bold"/>
    </style:style>
    <style:style style:name="P12" style:family="paragraph" style:parent-style-name="Standard">
      <style:text-properties style:font-name="Nimbus Mono L" fo:font-size="8pt" style:text-underline-style="none" fo:font-weight="normal" style:font-size-asian="8pt" style:font-weight-asian="normal" style:font-size-complex="8pt" style:font-weight-complex="normal"/>
    </style:style>
    <style:style style:name="P13" style:family="paragraph" style:parent-style-name="Standard">
      <style:text-properties style:font-name="Nimbus Mono L" fo:font-size="8pt" fo:font-weight="normal" style:font-size-asian="8pt" style:font-weight-asian="normal" style:font-size-complex="8pt" style:font-weight-complex="normal"/>
    </style:style>
    <style:style style:name="P14" style:family="paragraph" style:parent-style-name="Standard">
      <style:text-properties style:text-position="0% 100%" style:font-name="Liberation Serif" fo:font-size="8pt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P15" style:family="paragraph" style:parent-style-name="Standard">
      <style:paragraph-properties style:writing-mode="lr-tb"/>
      <style:text-properties style:font-name="Liberation Serif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16" style:family="paragraph" style:parent-style-name="Standard">
      <style:paragraph-properties style:writing-mode="lr-tb"/>
      <style:text-properties style:font-name="Liberation Serif" fo:font-size="10pt" style:text-underline-style="none" fo:font-weight="bold" style:font-size-asian="10pt" style:font-weight-asian="bold" style:font-size-complex="10pt" style:font-weight-complex="bold"/>
    </style:style>
    <style:style style:name="P17" style:family="paragraph" style:parent-style-name="Standard">
      <style:paragraph-properties style:writing-mode="lr-tb"/>
      <style:text-properties style:text-position="0% 100%" style:font-name="Liberation Serif" fo:font-size="10pt" style:text-underline-style="none" fo:font-weight="bold" style:font-size-asian="10pt" style:font-weight-asian="bold" style:font-size-complex="10pt" style:font-weight-complex="bold"/>
    </style:style>
    <style:style style:name="P18" style:family="paragraph" style:parent-style-name="Standard" style:list-style-name="L1">
      <style:paragraph-properties fo:line-height="200%"/>
      <style:text-properties style:font-name="Liberation Serif" fo:font-size="8pt" style:text-underline-style="none" fo:font-weight="normal" style:font-size-asian="8pt" style:font-weight-asian="normal" style:font-size-complex="8pt" style:font-weight-complex="normal"/>
    </style:style>
    <style:style style:name="P19" style:family="paragraph" style:parent-style-name="Standard">
      <style:text-properties style:font-name="Liberation Serif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20" style:family="paragraph" style:parent-style-name="Standard">
      <style:text-properties style:font-name="Liberation Serif" fo:font-size="8pt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P21" style:family="paragraph" style:parent-style-name="Standard">
      <style:paragraph-properties style:writing-mode="lr-tb"/>
      <style:text-properties style:font-name="Liberation Serif" fo:font-size="10pt" style:text-underline-style="none" fo:font-weight="bold" style:font-size-asian="10pt" style:font-weight-asian="bold" style:font-size-complex="10pt" style:font-weight-complex="bold"/>
    </style:style>
    <style:style style:name="T1" style:family="text">
      <style:text-properties style:text-position="sub 58%"/>
    </style:style>
    <style:style style:name="T2" style:family="text">
      <style:text-properties style:text-position="sub 58%" fo:font-weight="normal" style:font-weight-asian="normal" style:font-weight-complex="normal"/>
    </style:style>
    <style:style style:name="T3" style:family="text">
      <style:text-properties style:text-position="sub 58%" fo:font-size="8pt" fo:font-weight="normal" style:font-size-asian="8pt" style:font-weight-asian="normal" style:font-size-complex="8pt" style:font-weight-complex="normal"/>
    </style:style>
    <style:style style:name="T4" style:family="text">
      <style:text-properties style:text-position="sub 58%" fo:font-style="normal" style:font-style-asian="normal" style:font-style-complex="normal"/>
    </style:style>
    <style:style style:name="T5" style:family="text">
      <style:text-properties style:text-position="sub 58%" style:font-name="Liberation Serif"/>
    </style:style>
    <style:style style:name="T6" style:family="text">
      <style:text-properties style:text-position="sub 58%" style:font-name="Liberation Serif" fo:font-style="normal" style:font-style-asian="normal" style:font-style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text-position="0% 100%"/>
    </style:style>
    <style:style style:name="T9" style:family="text">
      <style:text-properties style:text-position="0% 100%" fo:font-weight="normal" style:font-weight-asian="normal" style:font-weight-complex="normal"/>
    </style:style>
    <style:style style:name="T10" style:family="text">
      <style:text-properties style:text-position="0% 100%" fo:font-size="8pt" fo:font-weight="normal" style:font-size-asian="8pt" style:font-weight-asian="normal" style:font-size-complex="8pt" style:font-weight-complex="normal"/>
    </style:style>
    <style:style style:name="T11" style:family="text">
      <style:text-properties style:text-position="0% 100%" fo:font-style="normal" style:font-style-asian="normal" style:font-style-complex="normal"/>
    </style:style>
    <style:style style:name="T12" style:family="text">
      <style:text-properties style:text-position="0% 100%" style:font-name="Liberation Serif"/>
    </style:style>
    <style:style style:name="T13" style:family="text">
      <style:text-properties style:text-position="0% 100%" style:font-name="Liberation Serif" fo:font-style="normal" style:font-style-asian="normal" style:font-style-complex="normal"/>
    </style:style>
    <style:style style:name="T14" style:family="text">
      <style:text-properties style:text-position="super 58%" fo:font-size="8pt" fo:font-weight="normal" style:font-size-asian="8pt" style:font-weight-asian="normal" style:font-size-complex="8pt" style:font-weight-complex="normal"/>
    </style:style>
    <style:style style:name="T15" style:family="text">
      <style:text-properties fo:font-size="8pt" fo:font-weight="normal" style:font-size-asian="8pt" style:font-weight-asian="normal" style:font-size-complex="8pt" style:font-weight-complex="normal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style:font-name="Liberation Serif" style:text-underline-style="none"/>
    </style:style>
    <style:style style:name="T19" style:family="text">
      <style:text-properties fo:font-weight="bold" style:font-weight-asian="bold" style:font-weight-complex="bol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NO: 16</text:p>
      <text:p text:style-name="P1">Date <text:s/>: 16.05.2011</text:p>
      <text:p text:style-name="P1"/>
      <text:p text:style-name="P10">AIM:</text:p>
      <text:p text:style-name="P11"><text:tab/></text:p>
      <text:p text:style-name="P11"><text:tab/>Compute the value of f(x) from given values of x<text:span text:style-name="T1">0</text:span>, x<text:span text:style-name="T1">1</text:span>, ..., x<text:span text:style-name="T1">n</text:span> and f(x<text:span text:style-name="T1">0</text:span>), f(x<text:span text:style-name="T1">1</text:span>), ..., <text:s/>f(x<text:span text:style-name="T1">n</text:span>) using Lagrange's Interpolation Formula.</text:p>
      <text:p text:style-name="P1"><text:line-break/></text:p>
      <text:p text:style-name="P10">THEORY:</text:p>
      <text:p text:style-name="P11"><text:tab/></text:p>
      <text:p text:style-name="P16"><text:tab/><text:span text:style-name="T15">Let a function f(x) is known for (n+1) distinct arguments namely x</text:span><text:span text:style-name="T3">0</text:span><text:span text:style-name="T10">, x</text:span><text:span text:style-name="T3">1</text:span><text:span text:style-name="T10">, ..., x</text:span><text:span text:style-name="T3">r-1</text:span><text:span text:style-name="T10">, x</text:span><text:span text:style-name="T3">r</text:span><text:span text:style-name="T10">, x</text:span><text:span text:style-name="T3">r+1</text:span><text:span text:style-name="T10">, ..., x</text:span><text:span text:style-name="T3">n-1</text:span><text:span text:style-name="T10">, x</text:span><text:span text:style-name="T3">n</text:span><text:span text:style-name="T10">.</text:span></text:p>
      <text:p text:style-name="P16"><text:span text:style-name="T10"><text:tab/>From Lagrange's Interpolation Formula :</text:span></text:p>
      <text:p text:style-name="P16"><text:span text:style-name="T10"><text:tab/><text:tab/></text:span><text:span text:style-name="T3"> <text:s text:c="17"/>n</text:span></text:p>
      <text:p text:style-name="P16"><text:span text:style-name="T10"><text:tab/><text:tab/>f(x) = Σ </text:span><text:bookmark-start text:name="__DdeLink__1374_340019570"/><text:span text:style-name="T10">ѡ</text:span><text:span text:style-name="T3">r</text:span><text:span text:style-name="T10">(x)</text:span><text:bookmark-end text:name="__DdeLink__1374_340019570"/><text:span text:style-name="T10">f(x</text:span><text:span text:style-name="T3">r</text:span><text:span text:style-name="T10">)</text:span></text:p>
      <text:p text:style-name="P16"><text:span text:style-name="T10"><text:tab/><text:tab/> <text:s text:c="9"/></text:span><text:span text:style-name="T14">r=0</text:span></text:p>
      <text:p text:style-name="P17"><text:span text:style-name="T15"><text:tab/>where ѡ</text:span><text:span text:style-name="T3">r</text:span><text:span text:style-name="T15">(x) = ѡ(x)/((x-x</text:span><text:span text:style-name="T3">r</text:span><text:span text:style-name="T15">)ѡ'(x</text:span><text:span text:style-name="T3">r</text:span><text:span text:style-name="T15">))</text:span></text:p>
      <text:p text:style-name="P17"><text:span text:style-name="T15"><text:tab/>ѡ(x) = (x-x</text:span><text:span text:style-name="T3">0</text:span><text:span text:style-name="T15">)(x-x</text:span><text:span text:style-name="T3">1</text:span><text:span text:style-name="T15">)(x-x</text:span><text:span text:style-name="T3">2</text:span><text:span text:style-name="T15">)...(x-x</text:span><text:span text:style-name="T3">r-1</text:span><text:span text:style-name="T15">)(x-x</text:span><text:span text:style-name="T3">r</text:span><text:span text:style-name="T15">)(x-x</text:span><text:span text:style-name="T3">r</text:span><text:span text:style-name="T15">)...(x-x</text:span><text:span text:style-name="T3">n-1</text:span><text:span text:style-name="T15">)(x-x</text:span><text:span text:style-name="T3">n</text:span><text:span text:style-name="T15">)</text:span></text:p>
      <text:p text:style-name="P17"><text:span text:style-name="T15"><text:tab/>ѡ'(x</text:span><text:span text:style-name="T3">r</text:span><text:span text:style-name="T15">) = (x</text:span><text:span text:style-name="T3">r</text:span><text:span text:style-name="T15">-x</text:span><text:span text:style-name="T3">0</text:span><text:span text:style-name="T15">)(x</text:span><text:span text:style-name="T3">r</text:span><text:span text:style-name="T15">-x</text:span><text:span text:style-name="T3">1</text:span><text:span text:style-name="T15">)(x</text:span><text:span text:style-name="T3">r</text:span><text:span text:style-name="T15">-x</text:span><text:span text:style-name="T3">2</text:span><text:span text:style-name="T15">)...(x</text:span><text:span text:style-name="T3">r</text:span><text:span text:style-name="T15">-x</text:span><text:span text:style-name="T3">r-1</text:span><text:span text:style-name="T15">)(x</text:span><text:span text:style-name="T3">r</text:span><text:span text:style-name="T15">-x</text:span><text:span text:style-name="T3">r</text:span><text:span text:style-name="T15">)...(x</text:span><text:span text:style-name="T3">r</text:span><text:span text:style-name="T15">-x</text:span><text:span text:style-name="T3">n-1</text:span><text:span text:style-name="T15">)(x</text:span><text:span text:style-name="T3">r</text:span><text:span text:style-name="T15">-x</text:span><text:span text:style-name="T3">n</text:span><text:span text:style-name="T15">)</text:span></text:p>
      <text:p text:style-name="P2"/>
      <text:p text:style-name="P10"><text:bookmark-start text:name="__DdeLink__676_2058507239"/>ALGORITHM:<text:bookmark-end text:name="__DdeLink__676_2058507239"/></text:p>
      <text:p text:style-name="P6"/>
      <text:p text:style-name="P7"><text:tab/><text:span text:style-name="T17">The following function returns f(x) for given <text:s/>values of </text:span><text:span text:style-name="T7">x</text:span><text:span text:style-name="T2">0</text:span><text:span text:style-name="T9">, x</text:span><text:span text:style-name="T2">1</text:span><text:span text:style-name="T9">, ..., x</text:span><text:span text:style-name="T2">n</text:span><text:span text:style-name="T9">; f(x</text:span><text:span text:style-name="T2">0</text:span><text:span text:style-name="T9">), f(x</text:span><text:span text:style-name="T2">1</text:span><text:span text:style-name="T9">), ..., f(x</text:span><text:span text:style-name="T2">n</text:span><text:span text:style-name="T9">)</text:span><text:span text:style-name="T2"> </text:span><text:span text:style-name="T9">and x using Lagranges Interpolation Formula.</text:span></text:p>
      <text:p text:style-name="P14"/>
      <text:p text:style-name="P15">lagranges_interpolation(n, x<text:span text:style-name="T1">0</text:span><text:span text:style-name="T8">, x</text:span><text:span text:style-name="T1">1</text:span><text:span text:style-name="T8">, ..., x</text:span><text:span text:style-name="T1">n</text:span><text:span text:style-name="T8">, y</text:span><text:span text:style-name="T1">0</text:span><text:span text:style-name="T8">, y</text:span><text:span text:style-name="T1">1</text:span><text:span text:style-name="T8">, ..., y</text:span><text:span text:style-name="T1">n</text:span><text:span text:style-name="T8">, x</text:span>)<text:tab/><text:tab/><text:span text:style-name="T16">/* y</text:span><text:span text:style-name="T4">i</text:span><text:span text:style-name="T11"> = f(x</text:span><text:span text:style-name="T4">i</text:span><text:span text:style-name="T11">) for i=1, 2, ..., n */</text:span></text:p>
      <text:p text:style-name="P9">{</text:p>
      <text:p text:style-name="P9"><text:tab/>y<text:span text:style-name="T18">=0</text:span></text:p>
      <text:p text:style-name="P8"><text:tab/>for(i=0 to n)<text:tab/><text:tab/><text:tab/><text:tab/><text:span text:style-name="T16">/* i and j are integers used to handle loop */</text:span></text:p>
      <text:p text:style-name="P8"><text:tab/>{</text:p>
      <text:p text:style-name="P8"><text:tab/><text:tab/>w=1<text:tab/><text:tab/><text:tab/><text:tab/><text:span text:style-name="T16">/* w = </text:span><text:span text:style-name="T13">ѡ</text:span><text:span text:style-name="T6">r</text:span><text:span text:style-name="T13">(x) */</text:span></text:p>
      <text:p text:style-name="P8"><text:tab/><text:tab/>for(j=0 to n)</text:p>
      <text:p text:style-name="P8"><text:tab/><text:tab/><text:tab/>if(j≠i)</text:p>
      <text:p text:style-name="P8"><text:tab/><text:tab/><text:tab/><text:tab/>w=w*(x-x<text:span text:style-name="T1">j</text:span><text:span text:style-name="T8">)</text:span></text:p>
      <text:p text:style-name="P8"><text:tab/><text:tab/>for(j=0 to n)</text:p>
      <text:p text:style-name="P8"><text:tab/><text:tab/><text:tab/>if(j≠i)</text:p>
      <text:p text:style-name="P8"><text:tab/><text:tab/><text:tab/><text:tab/>w=w/(x<text:span text:style-name="T1">i</text:span>-x<text:span text:style-name="T1">j</text:span><text:span text:style-name="T8">)</text:span></text:p>
      <text:p text:style-name="P8"><text:tab/><text:tab/>y=y+w*y<text:span text:style-name="T1">i</text:span></text:p>
      <text:p text:style-name="P8"><text:tab/>}</text:p>
      <text:p text:style-name="P8"><text:tab/>return y</text:p>
      <text:p text:style-name="P8">}</text:p>
      <text:p text:style-name="P8"/>
      <text:p text:style-name="P5"/>
      <text:p text:style-name="P10">PROGRAM:</text:p>
      <text:p text:style-name="P13"/>
      <text:p text:style-name="P4">li.c</text:p>
      <text:p text:style-name="P12"/>
      <text:p text:style-name="P12">/* Author<text:tab/> <text:tab/>: Rakesh Malik</text:p>
      <text:p text:style-name="P12"><text:s/>* Date<text:tab/><text:tab/><text:tab/>: 16.05.2011</text:p>
      <text:p text:style-name="P12"><text:s/>* Subject<text:tab/><text:tab/>: Lagrange's Interpolation Formula</text:p>
      <text:p text:style-name="P12"><text:s/>* Assignment no.<text:tab/>: 16</text:p>
      <text:p text:style-name="P12"><text:s/>*/</text:p>
      <text:p text:style-name="P12"/>
      <text:p text:style-name="P12">#include&lt;stdio.h&gt;</text:p>
      <text:p text:style-name="P12"/>
      <text:p text:style-name="P12">double lagrange_interpolation(double,double[],double[],int);</text:p>
      <text:p text:style-name="P12">int fact(int);</text:p>
      <text:p text:style-name="P12"/>
      <text:p text:style-name="P12">int main()</text:p>
      <text:p text:style-name="P12">{</text:p>
      <text:p text:style-name="P12"><text:tab/>int n,i;</text:p>
      <text:p text:style-name="P12"><text:tab/>double x[100],fx[100],X,fX;</text:p>
      <text:p text:style-name="P12"><text:tab/>printf("Enter number of data : ");</text:p>
      <text:p text:style-name="P12"><text:tab/>scanf("%d",&amp;n);</text:p>
      <text:p text:style-name="P12"><text:tab/>for(i=0;i&lt;n;i++)</text:p>
      <text:p text:style-name="P12"><text:tab/>{</text:p>
      <text:p text:style-name="P12"><text:tab/><text:tab/>printf("Enter value of x%d : ",i+1);</text:p>
      <text:p text:style-name="P12"><text:tab/><text:tab/>scanf("%lf",&amp;x[i]);</text:p>
      <text:p text:style-name="P12"><text:tab/><text:tab/>printf("Enter value of f(x%d) : ",i+1);</text:p>
      <text:p text:style-name="P12"><text:tab/><text:tab/>scanf("%lf",&amp;fx[i]);</text:p>
      <text:p text:style-name="P12"><text:tab/>}</text:p>
      <text:p text:style-name="P12"><text:tab/>printf("\n\n x :\t");</text:p>
      <text:p text:style-name="P12"><text:tab/>for(i=0;i&lt;n;i++)</text:p>
      <text:p text:style-name="P12"><text:tab/><text:tab/>printf("%g\t",x[i]);</text:p>
      <text:p text:style-name="P12"><text:tab/>printf("\n f(x) :\t");</text:p>
      <text:p text:style-name="P12"><text:tab/>for(i=0;i&lt;n;i++)</text:p>
      <text:p text:style-name="P12"><text:tab/><text:tab/>printf("%g\t",fx[i]);</text:p>
      <text:p text:style-name="P12"><text:tab/>printf("\n\nEnter value of x : ");</text:p>
      <text:p text:style-name="P12"><text:tab/>scanf("%lf",&amp;X);</text:p>
      <text:p text:style-name="P12"><text:soft-page-break/><text:tab/>fX=lagrange_interpolation(X,x,fx,n);</text:p>
      <text:p text:style-name="P12"><text:tab/>printf("\n\nUsing Lagrange's interpolation method :\n\tf(x)=f(%g)=%g",X,fX);</text:p>
      <text:p text:style-name="P12"><text:tab/>printf("\n");</text:p>
      <text:p text:style-name="P12">}</text:p>
      <text:p text:style-name="P12"/>
      <text:p text:style-name="P12">double lagrange_interpolation(double X,double x[],double fx[],int n)</text:p>
      <text:p text:style-name="P12">{</text:p>
      <text:p text:style-name="P12"><text:tab/>double fX=0,w;</text:p>
      <text:p text:style-name="P12"><text:tab/>int i,j;</text:p>
      <text:p text:style-name="P12"><text:tab/>for(i=0;i&lt;n;i++)</text:p>
      <text:p text:style-name="P12"><text:tab/>{</text:p>
      <text:p text:style-name="P12"><text:tab/><text:tab/>w=1;</text:p>
      <text:p text:style-name="P12"><text:tab/><text:tab/>for(j=0;j&lt;n;j++)</text:p>
      <text:p text:style-name="P12"><text:tab/><text:tab/><text:tab/>if(j!=i)</text:p>
      <text:p text:style-name="P12"><text:tab/><text:tab/><text:tab/><text:tab/>w*=X-x[j];</text:p>
      <text:p text:style-name="P12"><text:tab/><text:tab/>for(j=0;j&lt;n;j++)</text:p>
      <text:p text:style-name="P12"><text:tab/><text:tab/><text:tab/>if(j!=i)</text:p>
      <text:p text:style-name="P12"><text:tab/><text:tab/><text:tab/><text:tab/>w/=x[i]-x[j];</text:p>
      <text:p text:style-name="P12"><text:tab/><text:tab/>fX+=w*fx[i];</text:p>
      <text:p text:style-name="P12"><text:tab/>}</text:p>
      <text:p text:style-name="P12"><text:tab/>return fX;</text:p>
      <text:p text:style-name="P12">}</text:p>
      <text:p text:style-name="P12"/>
      <text:p text:style-name="P12"/>
      <text:p text:style-name="P10">OUTPUT:</text:p>
      <text:p text:style-name="P10"/>
      <text:p text:style-name="P12">Enter number of data : 5</text:p>
      <text:p text:style-name="P12">Enter value of x1 : 1 <text:s text:c="127"/></text:p>
      <text:p text:style-name="P12">Enter value of f(x1) : 2 <text:s text:c="124"/></text:p>
      <text:p text:style-name="P12">Enter value of x2 : 2 <text:s text:c="127"/></text:p>
      <text:p text:style-name="P12">Enter value of f(x2) : 5 <text:s text:c="124"/></text:p>
      <text:p text:style-name="P12">Enter value of x3 : 4 <text:s text:c="127"/></text:p>
      <text:p text:style-name="P12">Enter value of f(x3) : 21 <text:s text:c="123"/></text:p>
      <text:p text:style-name="P12">Enter value of x4 : 6 <text:s text:c="127"/></text:p>
      <text:p text:style-name="P12">Enter value of f(x4) : 48</text:p>
      <text:p text:style-name="P12">Enter value of x5 : 7</text:p>
      <text:p text:style-name="P12">Enter value of f(x5) : 53</text:p>
      <text:p text:style-name="P12"/>
      <text:p text:style-name="P12"/>
      <text:p text:style-name="P12"><text:s/>x : <text:s text:c="3"/>1 <text:s text:c="6"/>2 <text:s text:c="6"/>4 <text:s text:c="6"/>6 <text:s text:c="6"/>7</text:p>
      <text:p text:style-name="P12"><text:s/>f(x) : 2 <text:s text:c="6"/>5 <text:s text:c="6"/>21 <text:s text:c="5"/>48 <text:s text:c="5"/>53</text:p>
      <text:p text:style-name="P12"/>
      <text:p text:style-name="P12">Enter value of x : 4.26</text:p>
      <text:p text:style-name="P12"/>
      <text:p text:style-name="P12"/>
      <text:p text:style-name="P12">Using Lagrange's interpolation method :</text:p>
      <text:p text:style-name="P12"><text:s text:c="8"/>f(x)=f(4.26)=24.3827</text:p>
      <text:p text:style-name="P12"/>
      <text:p text:style-name="P12"/>
      <text:p text:style-name="P10">DISCUSSION:</text:p>
      <text:p text:style-name="P3"/>
      <text:list xml:id="list571642860" text:style-name="L1">
        <text:list-item>
          <text:list>
            <text:list-item>
              <text:list>
                <text:list-item>
                  <text:p text:style-name="P18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15T03:51:59</meta:creation-date>
    <meta:editing-duration>P0D</meta:editing-duration>
    <meta:editing-cycles>1</meta:editing-cycles>
    <meta:generator>OpenOffice.org/3.3$Linux OpenOffice.org_project/330m9$Build-9529</meta:generator>
    <meta:document-statistic meta:table-count="0" meta:image-count="0" meta:object-count="0" meta:page-count="2" meta:paragraph-count="104" meta:word-count="356" meta:character-count="3340"/>
  </office:meta>
</office:document-meta>
</file>